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0.903cm" style:rel-column-width="512*"/>
    </style:style>
    <style:style style:name="Table3.B" style:family="table-column">
      <style:table-column-properties style:column-width="3.15cm" style:rel-column-width="1786*"/>
    </style:style>
    <style:style style:name="Table3.C" style:family="table-column">
      <style:table-column-properties style:column-width="4.83cm" style:rel-column-width="2738*"/>
    </style:style>
    <style:style style:name="Table3.D" style:family="table-column">
      <style:table-column-properties style:column-width="2.071cm" style:rel-column-width="1174*"/>
    </style:style>
    <style:style style:name="Table3.E" style:family="table-column">
      <style:table-column-properties style:column-width="1.859cm" style:rel-column-width="1054*"/>
    </style:style>
    <style:style style:name="Table3.F" style:family="table-column">
      <style:table-column-properties style:column-width="2.311cm" style:rel-column-width="1310*"/>
    </style:style>
    <style:style style:name="Table3.G" style:family="table-column">
      <style:table-column-properties style:column-width="1.875cm" style:rel-column-width="1063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07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0.995cm" style:rel-column-width="3833*"/>
    </style:style>
    <style:style style:name="Table4.B" style:family="table-column">
      <style:table-column-properties style:column-width="3.327cm" style:rel-column-width="12817*"/>
    </style:style>
    <style:style style:name="Table4.C" style:family="table-column">
      <style:table-column-properties style:column-width="7.389cm" style:rel-column-width="28468*"/>
    </style:style>
    <style:style style:name="Table4.D" style:family="table-column">
      <style:table-column-properties style:column-width="2.723cm" style:rel-column-width="10493*"/>
    </style:style>
    <style:style style:name="Table4.E" style:family="table-column">
      <style:table-column-properties style:column-width="2.575cm" style:rel-column-width="9924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3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44" style:family="paragraph" style:parent-style-name="Heading_20_1">
      <style:paragraph-properties fo:margin-top="0.423cm" fo:margin-bottom="0.212cm" fo:text-align="justify" style:justify-single-word="false" fo:break-before="page"/>
      <style:text-properties style:font-name="Arial" style:font-name-asian="Lucida Sans Unicode" style:font-name-complex="Tahoma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4</text:p>
      <text:p text:style-name="P3"/>
      <text:p text:style-name="P4">Dátum stretnutia:<text:span text:style-name="T1"><text:tab/>29. 10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án Garaj<text:tab/><text:tab/><text:span text:style-name="T2">Vypracované dňa:</text:span> 30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,</text:p>
            <text:p text:style-name="P13">Bc. Peter Cích (PC)</text:p>
            <text:p text:style-name="P13">Bc. Pavol Fábik (PF),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prof. Ing. Mária Bieliková, PhD.,</text:p>
            <text:p text:style-name="P13">Bc. František Ďurajka,</text:p>
            <text:p text:style-name="P13">prom. mat. Ľubica Hanulová,</text:p>
            <text:p text:style-name="P13">Ľubica Husková,</text:p>
            <text:p text:style-name="P13">Ing. Jozef Pažin,</text:p>
            <text:p text:style-name="P13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ožiadavky, možnosti, predstavy na portál pre absolventov zo strany fakulty.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8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16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A1" office:value-type="string">
            <text:p text:style-name="P15">Reálne ukončenie</text:p>
          </table:table-cell>
          <table:table-cell table:style-name="Table3.G1" office:value-type="string">
            <text:p text:style-name="P15">Stav</text:p>
          </table:table-cell>
        </table:table-row>
        <table:table-row table:style-name="Table3.2">
          <table:table-cell table:style-name="Table3.A2" office:value-type="string">
            <text:p text:style-name="P14">1.6</text:p>
          </table:table-cell>
          <table:table-cell table:style-name="Table3.A2" office:value-type="string">
            <text:p text:style-name="P47">doc. Ing. Jana Minárová, PhD.</text:p>
          </table:table-cell>
          <table:table-cell table:style-name="Table3.A2" office:value-type="string">
            <text:p text:style-name="P48">upresnenie podmienok pripojenia k univerzitnej DB <text:s/></text:p>
          </table:table-cell>
          <table:table-cell table:style-name="Table3.A2" office:value-type="string">
            <text:p text:style-name="P47">10. 10. 07</text:p>
          </table:table-cell>
          <table:table-cell table:style-name="Table3.A2" office:value-type="string">
            <text:p text:style-name="P47">29. 10. 07</text:p>
          </table:table-cell>
          <table:table-cell table:style-name="Table3.A2" office:value-type="string">
            <text:p text:style-name="P47">29. 10. 07</text:p>
          </table:table-cell>
          <table:table-cell table:style-name="Table3.G2" office:value-type="string">
            <text:p text:style-name="P47">ukončené</text:p>
          </table:table-cell>
        </table:table-row>
        <table:table-row table:style-name="Table3.2"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47">celý tím</text:p>
          </table:table-cell>
          <table:table-cell table:style-name="Table3.A2" office:value-type="string">
            <text:p text:style-name="P48">prečítať si CakePHP manuál</text:p>
          </table:table-cell>
          <table:table-cell table:style-name="Table3.A2" office:value-type="string">
            <text:p text:style-name="P47">15. 10. 07</text:p>
          </table:table-cell>
          <table:table-cell table:style-name="Table3.A2" office:value-type="string">
            <text:p text:style-name="P47">22. 10. 07</text:p>
          </table:table-cell>
          <table:table-cell table:style-name="Table3.A2" office:value-type="string">
            <text:p text:style-name="P47">-</text:p>
          </table:table-cell>
          <table:table-cell table:style-name="Table3.G2" office:value-type="string">
            <text:p text:style-name="P47">prebieha</text:p>
          </table:table-cell>
        </table:table-row>
        <table:table-row table:style-name="Table3.2"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47">LB, JHO</text:p>
          </table:table-cell>
          <table:table-cell table:style-name="Table3.A2" office:value-type="string">
            <text:p text:style-name="P48">prejsť si ešte raz zdrojový kód</text:p>
          </table:table-cell>
          <table:table-cell table:style-name="Table3.A2" office:value-type="string">
            <text:p text:style-name="P47">15. 10. 07</text:p>
          </table:table-cell>
          <table:table-cell table:style-name="Table3.A2" office:value-type="string">
            <text:p text:style-name="P47">22. 10. 07</text:p>
          </table:table-cell>
          <table:table-cell table:style-name="Table3.A2" office:value-type="string">
            <text:p text:style-name="P47">-</text:p>
          </table:table-cell>
          <table:table-cell table:style-name="Table3.G2" office:value-type="string">
            <text:p text:style-name="P47">prebieha</text:p>
          </table:table-cell>
        </table:table-row>
        <table:table-row table:style-name="Table3.2">
          <table:table-cell table:style-name="Table3.A2" office:value-type="string">
            <text:p text:style-name="P14">3.1</text:p>
          </table:table-cell>
          <table:table-cell table:style-name="Table3.A2" office:value-type="string">
            <text:p text:style-name="P47">LB</text:p>
          </table:table-cell>
          <table:table-cell table:style-name="Table3.A2" office:value-type="string">
            <text:p text:style-name="P48">dorobiť web stránku (pridať fotky)</text:p>
          </table:table-cell>
          <table:table-cell table:style-name="Table3.A2" office:value-type="string">
            <text:p text:style-name="P47">22. 10. 07</text:p>
          </table:table-cell>
          <table:table-cell table:style-name="Table3.A2" office:value-type="string">
            <text:p text:style-name="P47">29. 10. 07</text:p>
          </table:table-cell>
          <table:table-cell table:style-name="Table3.A2" office:value-type="string">
            <text:p text:style-name="P47">29. 10. 07</text:p>
          </table:table-cell>
          <table:table-cell table:style-name="Table3.G2" office:value-type="string">
            <text:p text:style-name="P47">ukončené</text:p>
          </table:table-cell>
        </table:table-row>
        <table:table-row table:style-name="Table3.2">
          <table:table-cell table:style-name="Table3.A2" office:value-type="string">
            <text:p text:style-name="P14">3.2</text:p>
          </table:table-cell>
          <table:table-cell table:style-name="Table3.A2" office:value-type="string">
            <text:p text:style-name="P47">LB</text:p>
          </table:table-cell>
          <table:table-cell table:style-name="Table3.A2" office:value-type="string">
            <text:p text:style-name="P48">pridať na web stránku Myšlienkovú mapu</text:p>
          </table:table-cell>
          <table:table-cell table:style-name="Table3.A2" office:value-type="string">
            <text:p text:style-name="P47">22. 10. 07</text:p>
          </table:table-cell>
          <table:table-cell table:style-name="Table3.A2" office:value-type="string">
            <text:p text:style-name="P47">29. 10. 07</text:p>
          </table:table-cell>
          <table:table-cell table:style-name="Table3.A2" office:value-type="string">
            <text:p text:style-name="P47">29. 10. 07</text:p>
          </table:table-cell>
          <table:table-cell table:style-name="Table3.G2" office:value-type="string">
            <text:p text:style-name="P47">ukončené</text:p>
          </table:table-cell>
        </table:table-row>
        <table:table-row table:style-name="Table3.2">
          <table:table-cell table:style-name="Table3.A2" office:value-type="string">
            <text:p text:style-name="P14">3.3</text:p>
          </table:table-cell>
          <table:table-cell table:style-name="Table3.A2" office:value-type="string">
            <text:p text:style-name="P47">JHE, PC</text:p>
          </table:table-cell>
          <table:table-cell table:style-name="Table3.A2" office:value-type="string">
            <text:p text:style-name="P48">vytvorenie dokumentu analýzy</text:p>
          </table:table-cell>
          <table:table-cell table:style-name="Table3.A2" office:value-type="string">
            <text:p text:style-name="P47">22. 10. 07</text:p>
          </table:table-cell>
          <table:table-cell table:style-name="Table3.A2" office:value-type="string">
            <text:p text:style-name="P47">29. 10. 07</text:p>
          </table:table-cell>
          <table:table-cell table:style-name="Table3.A2" office:value-type="string">
            <text:p text:style-name="P47">-</text:p>
          </table:table-cell>
          <table:table-cell table:style-name="Table3.G2" office:value-type="string">
            <text:p text:style-name="P47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4.1</text:p>
          </table:table-cell>
          <table:table-cell table:style-name="Table4.A2" office:value-type="string">
            <text:p text:style-name="P14">JG</text:p>
          </table:table-cell>
          <table:table-cell table:style-name="Table4.A2" office:value-type="string">
            <text:p text:style-name="P13">dohodnúť sa s paralelným tímom na spoločnom modeli databázy, prípadne iných skutočnostiach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2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poslať tímu štruktúru databázy z AIS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3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poslať <text:s/>link na dokumentáciu (foto/video) zo stretnutia prof. Bielikovej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4</text:p>
          </table:table-cell>
          <table:table-cell table:style-name="Table4.A2" office:value-type="string">
            <text:p text:style-name="P14">JG</text:p>
          </table:table-cell>
          <table:table-cell table:style-name="Table4.A2" office:value-type="string">
            <text:p text:style-name="P13">zaobstarať od p. Huskovej dotazník pre absolventov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</table:table>
      <text:h text:style-name="P43" text:outline-level="1"/>
      <text:h text:style-name="P44" text:outline-level="1">Príloha A</text:h>
      <text:p text:style-name="P17">Myšlienky, ktoré zazneli na stretnutí:</text:p>
      <text:p text:style-name="P20"><text:span text:style-name="T3">Ciele ALUMNI:<text:tab/></text:span></text:p>
      <text:list text:style-name="L6">
        <text:list-item>
          <text:p text:style-name="P21">ostať v kontakte s absolventmi</text:p>
        </text:list-item>
        <text:list-item>
          <text:p text:style-name="P21">komunikácia fakulta &lt;=&gt; absolventi (nie je primárnym cieľom komunikácia medzi absolventmi navzájom)</text:p>
        </text:list-item>
      </text:list>
      <text:p text:style-name="P19"/>
      <text:p text:style-name="P19"><text:span text:style-name="T3">Problém:</text:span> </text:p>
      <text:list text:style-name="L7">
        <text:list-item>
          <text:p text:style-name="P37">ako motivovať absolventov k používaniu ALUMNI systému?</text:p>
        </text:list-item>
        <text:list-item>
          <text:p text:style-name="P37">už v priebehu štúdia by mali mať študenti prístup do ALUMNI, najlepšie pod tým istým heslom ako do AIS. V rámci tohto systému si budú môcť vyhľadávať, prípadne aj prezerať študentské práce – podľa tém, kľúčových slov,<text:span text:style-name="T4">…</text:span></text:p>
        </text:list-item>
      </text:list>
      <text:p text:style-name="P19"/>
      <text:p text:style-name="P19"><text:span text:style-name="T3">Integrácia s existujúcimi systémami:</text:span><text:tab/></text:p>
      <text:list text:style-name="L2">
        <text:list-item>
          <text:p text:style-name="P23">fiit.stuba.sk – približne dizajnovo</text:p>
        </text:list-item>
        <text:list-item>
          <text:p text:style-name="P23">Yonban – získanie údajov o projektoch</text:p>
        </text:list-item>
        <text:list-item>
          <text:p text:style-name="P23">AIS – autentifikácia (ako študent), meno, priezvisko, iné študijné údaje, ktoré AIS obsahuje, aby absolvent nemusel vypĺňať veľa dát (hlavne ak ich už raz zadal)</text:p>
        </text:list-item>
        <text:list-item>
          <text:p text:style-name="P23">„excel file“ – obsahujúci zoznam absolventov, ktorí dali súhlas na spracovanie svojich údajov</text:p>
        </text:list-item>
        <text:list-item>
          <text:p text:style-name="P23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9"/>
      <text:p text:style-name="P42">Technické veci:</text:p>
      <text:list text:style-name="L8">
        <text:list-item>
          <text:p text:style-name="P39">je potrebné ich konzultovať s p. Gnippovou, p. Horváthom (AIS) a p. Steinmullerom (server. zdroje)</text:p>
        </text:list-item>
      </text:list>
      <text:p text:style-name="P19"/>
      <text:p text:style-name="P42">Ochrana osobných údajov:</text:p>
      <text:list text:style-name="L3">
        <text:list-item>
          <text:p text:style-name="P28">bez súhlasu je možné zverejniť iba meno, priezvisko a rok ukončenia</text:p>
        </text:list-item>
        <text:list-item>
          <text:p text:style-name="P28">so súhlasom – riešiť citlivo hlavne privátne dáta (mail, zamestnávateľ, tel.)</text:p>
        </text:list-item>
      </text:list>
      <text:p text:style-name="P19"/>
      <text:p text:style-name="P42">Výstupy:</text:p>
      <text:list text:style-name="L4">
        <text:list-item>
          <text:p text:style-name="P30">ideálne do xls formátu</text:p>
        </text:list-item>
        <text:list-item>
          <text:p text:style-name="P30">idea – automatické generovanie ročeniek do pdf (latex) formátu</text:p>
        </text:list-item>
        <text:list-item>
          <text:p text:style-name="P30">verejnosť (neprihlásený) bude mať možnosť iba prezerať základný zoznam absolventov</text:p>
        </text:list-item>
      </text:list>
      <text:p text:style-name="P19"/>
      <text:p text:style-name="P42">Kontaktovanie fakultou:</text:p>
      <text:list text:style-name="L5">
        <text:list-item>
          <text:p text:style-name="P33">možnosť hromadného emailu</text:p>
        </text:list-item>
        <text:list-item>
          <text:p text:style-name="P33">selektívny výber reprezentatívnej vzorky absolventov</text:p>
        </text:list-item>
        <text:list-item>
          <text:p text:style-name="P33">možnosť pre fakultu zadať dotazník (anketu) pre absolventov</text:p>
          <text:p text:style-name="P33"/>
        </text:list-item>
      </text:list>
      <text:p text:style-name="P19"><text:span text:style-name="T3">Číselníky v systéme</text:span> (pre štatistické účely, doplniť podľa dodaného vzorového dotazníka):</text:p>
      <text:list text:style-name="L9">
        <text:list-item>
          <text:p text:style-name="P40">odvetvia zamestnania</text:p>
        </text:list-item>
        <text:list-item>
          <text:p text:style-name="P40"><text:soft-page-break/>role v zamestnaní (naplniť podľa profesia.sk, prípadne podľa ACM klasifikácie pojmov)</text:p>
        </text:list-item>
      </text:list>
      <text:p text:style-name="P19"/>
      <text:p text:style-name="P19">Špeciality typu <text:span text:style-name="T3">mapa spolužiakov vo svete</text:span> a podobne je dobrá myšlienka, ale nie je to prvoradým cieľom systému, takže sa na ne veľmi nezameriavať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3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01T18:58:18</dc:date>
    <meta:editing-cycles>9</meta:editing-cycles>
    <meta:editing-duration>PT10H11M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35" meta:word-count="594" meta:character-count="3782"/>
  </office:meta>
</office:document-meta>
</file>